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 style:list-style-name="L1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line-break/>Système d'exploitation<text:line-break/></text:p>
      <text:p text:style-name="Heading">Donner l'adresse logique et physique de :</text:p>
      <text:p text:style-name="P1">CS = AFFE</text:p>
      <text:p text:style-name="P1"><draw:frame draw:style-name="fr1" draw:name="Object1" text:anchor-type="paragraph" svg:x="9.185cm" svg:y="0.683cm" svg:width="3.179cm" svg:height="1.355cm" draw:z-index="0"><draw:object xlink:href="./Object 1" xlink:type="simple" xlink:show="embed" xlink:actuate="onLoad"/><draw:image xlink:href="./ObjectReplacements/Object 1" xlink:type="simple" xlink:show="embed" xlink:actuate="onLoad"/></draw:frame>IP = 11F1</text:p>
      <text:p text:style-name="Text_20_body">Adresse logique : <text:tab/>AFFE:11F1</text:p>
      <text:p text:style-name="Text_20_body">Adresse physique : <text:tab/>000B 11D1</text:p>
      <text:p text:style-name="Heading">Donner l'adresse logique et physique de l'élément de sommet de la pile sachant que :</text:p>
      <text:list xml:id="list35372929" text:style-name="L1">
        <text:list-item>
          <text:p text:style-name="P2">SI = ABCD<text:tab/><text:tab/>CS = DD11</text:p>
        </text:list-item>
        <text:list-item>
          <text:p text:style-name="P2">DI = BCDE<text:tab/><text:tab/>DS = 1111</text:p>
        </text:list-item>
        <text:list-item>
          <text:p text:style-name="P2">BP = AAAA<text:tab/><text:tab/>SS = 6013</text:p>
        </text:list-item>
        <text:list-item>
          <text:p text:style-name="P2"><draw:frame draw:style-name="fr2" draw:name="Object2" text:anchor-type="paragraph" svg:x="9.29cm" svg:y="0.683cm" svg:width="3.179cm" svg:height="1.355cm" draw:z-index="1"><draw:object xlink:href="./Object 2" xlink:type="simple" xlink:show="embed" xlink:actuate="onLoad"/><draw:image xlink:href="./ObjectReplacements/Object 2" xlink:type="simple" xlink:show="embed" xlink:actuate="onLoad"/></draw:frame>SP = 01AA<text:tab/><text:tab/>ES = AB1A</text:p>
        </text:list-item>
      </text:list>
      <text:p text:style-name="Text_20_body">Adresse logique : <text:tab/>DD11:ABCD</text:p>
      <text:p text:style-name="Text_20_body">Adresse physique : <text:tab/>000E 7CDD</text:p>
      <text:p text:style-name="Heading">Donner le plus grand et le plus petit offset ainsi que l'adresse physique de segment et logique sur l'adresse physique suivante :</text:p>
      <text:p text:style-name="P1"><draw:frame draw:style-name="fr1" draw:name="Object3" text:anchor-type="paragraph" svg:x="9.343cm" svg:y="0.64cm" svg:width="3.179cm" svg:height="1.355cm" draw:z-index="2"><draw:object xlink:href="./Object 3" xlink:type="simple" xlink:show="embed" xlink:actuate="onLoad"/><draw:image xlink:href="./ObjectReplacements/Object 3" xlink:type="simple" xlink:show="embed" xlink:actuate="onLoad"/></draw:frame>5B13C</text:p>
      <text:p text:style-name="P3">Plus petit :<text:tab/>000C</text:p>
      <text:p text:style-name="P3">Plus grand :<text:tab/>FFFC</text:p>
      <text:p text:style-name="P3"><draw:frame draw:style-name="fr1" draw:name="Object4" text:anchor-type="paragraph" svg:x="9.37cm" svg:y="0.333cm" svg:width="3.179cm" svg:height="1.35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Verdana" svg:font-family="Verdana" style:font-adornments="Gras" style:font-family-generic="swiss" style:font-pitch="variable"/>
    <style:font-face style:name="Verdana1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justify" style:justify-single-word="false" style:shadow="none" fo:keep-with-next="always"/>
      <style:text-properties style:font-name="Verdana1" fo:font-size="12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omic Sans MS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>
      <style:paragraph-properties fo:text-align="center" style:justify-single-word="false" fo:padding="0.049cm" fo:border="0.002cm solid #000000" style:shadow="none"/>
      <style:text-properties style:font-name="Verdan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Comic Sans MS" fo:font-size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COURTOIS Laurent 21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urent Courtois</meta:initial-creator>
    <meta:creation-date>2009-02-04T15:21:35.11</meta:creation-date>
    <dc:date>2009-02-04T15:58:06.26</dc:date>
    <dc:creator>Laurent Courtois</dc:creator>
    <meta:editing-duration>PT00H36M29S</meta:editing-duration>
    <meta:editing-cycles>11</meta:editing-cycles>
    <meta:generator>OpenOffice.org/3.0$Win32 OpenOffice.org_project/300m5$Build-9350</meta:generator>
    <meta:document-statistic meta:table-count="0" meta:image-count="0" meta:object-count="4" meta:page-count="1" meta:paragraph-count="18" meta:word-count="110" meta:character-count="5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row table:style-name="ro1">
          <table:table-cell/>
          <table:table-cell office:value-type="string">
            <text:p>A</text:p>
          </table:table-cell>
          <table:table-cell table:number-columns-repeated="2" office:value-type="string">
            <text:p>F</text:p>
          </table:table-cell>
          <table:table-cell office:value-type="string">
            <text:p>E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F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4">04/02/2009</text:date>, <text:time>15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row table:style-name="ro1">
          <table:table-cell/>
          <table:table-cell table:number-columns-repeated="2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table:number-columns-repeated="2" office:value-type="string">
            <text:p>D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4">04/02/2009</text:date>, <text:time>15:4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2"/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4">04/02/2009</text:date>, <text:time>15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+</text:p>
          </table:table-cell>
          <table:table-cell table:style-name="ce2"/>
          <table:table-cell table:number-columns-repeated="3" table:style-name="ce2" office:value-type="string">
            <text:p>F</text:p>
          </table:table-cell>
          <table:table-cell table:style-name="ce2" office:value-type="string">
            <text:p>C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4">04/02/2009</text:date>, <text:time>15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